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8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1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style:font-name="Segoe UI Semibold1" fo:font-size="32pt" style:font-name-asian="LSBSymbol" style:font-size-asian="32pt" style:font-name-complex="LSBSymbol1" style:font-size-complex="32pt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Segoe UI Semibold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3d73" style:font-name="Segoe UI Semibold1" fo:font-size="32pt" fo:font-style="italic" fo:font-weight="bold" style:font-name-asian="LSBSymbol" style:font-size-asian="32pt" style:font-style-asian="italic" style:font-weight-asian="bold" style:font-name-complex="LSBSymbol1" style:font-size-complex="32pt" style:font-style-complex="italic" style:font-weight-complex="bold"/>
    </style:style>
    <style:style style:name="T7" style:family="text">
      <style:text-properties fo:color="#003d73" style:font-name="Segoe UI Semibold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color="#000000" style:font-name="Segoe UI Semibold" fo:font-size="32pt" fo:font-style="normal" fo:font-weight="bold" style:font-name-asian="LSBSymbol" style:font-size-asian="32pt" style:font-style-asian="normal" style:font-weight-asian="bold" style:font-name-complex="LSBSymbol1" style:font-size-complex="32pt" style:font-style-complex="normal" style:font-weight-complex="bold"/>
    </style:style>
    <style:style style:name="T9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003d73" style:font-name="Segoe UI Semibol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3.876cm" svg:height="10.578cm" svg:x="2.032cm" svg:y="0.762cm">
          <draw:text-box>
            <text:p text:style-name="P1"><text:span text:style-name="T1">KYRIE</text:span></text:p>
            <text:p><text:span text:style-name="T2">P: O Lord,</text:span></text:p>
            <text:p><text:span text:style-name="T3">C: </text:span><text:span text:style-name="T4">have mercy upon us.</text:span><text:span text:style-name="T5"> <text:s text:c="3"/></text:span></text:p>
            <text:p><text:span text:style-name="T6">P: </text:span><text:span text:style-name="T7">O Christ, </text:span></text:p>
            <text:p><text:span text:style-name="T8">C: </text:span><text:span text:style-name="T9">have mercy upon us.</text:span></text:p>
            <text:p><text:span text:style-name="T10">P: </text:span><text:span text:style-name="T7">O Lord,</text:span></text:p>
            <text:p><text:span text:style-name="T8">C: </text:span><text:span text:style-name="T9">have mercy upon us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6:43:00.840000000</meta:creation-date>
    <dc:title>1030 Wt. Intro</dc:title>
    <meta:editing-duration>PT1H48M53S</meta:editing-duration>
    <meta:editing-cycles>11</meta:editing-cycles>
    <meta:generator>LibreOffice/6.0.1.1$Windows_X86_64 LibreOffice_project/60bfb1526849283ce2491346ed2aa51c465abfe6</meta:generator>
    <dc:date>2018-05-23T15:54:17.902000000</dc:date>
    <meta:document-statistic meta:object-count="35"/>
  </office:meta>
</office:document-meta>
</file>